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ma" svg:font-family="Loma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officeooo:rsid="0008197a" officeooo:paragraph-rsid="000baef9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08197a" officeooo:paragraph-rsid="0008197a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08197a" officeooo:paragraph-rsid="000a4e04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08197a" officeooo:paragraph-rsid="00142013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08197a" officeooo:paragraph-rsid="0018a63b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08197a" officeooo:paragraph-rsid="0019b3cb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08197a" officeooo:paragraph-rsid="001a10eb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08197a" officeooo:paragraph-rsid="001c5832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08197a" officeooo:paragraph-rsid="001c7f54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08197a" officeooo:paragraph-rsid="001d188f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08197a" officeooo:paragraph-rsid="00286625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08197a" officeooo:paragraph-rsid="00298013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officeooo:rsid="0008197a" officeooo:paragraph-rsid="0008197a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officeooo:rsid="0008770d" officeooo:paragraph-rsid="0009a309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08770d" officeooo:paragraph-rsid="0008770d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officeooo:rsid="0008770d" officeooo:paragraph-rsid="00142013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08770d" officeooo:paragraph-rsid="000a4e04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officeooo:rsid="0008770d" officeooo:paragraph-rsid="001c7f54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officeooo:rsid="0008770d" officeooo:paragraph-rsid="001cfc13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officeooo:rsid="0008770d" officeooo:paragraph-rsid="001d188f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officeooo:rsid="0008770d" officeooo:paragraph-rsid="002f5e87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4pt" officeooo:rsid="0009a309" officeooo:paragraph-rsid="0009a309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fo:font-size="14pt" officeooo:rsid="0009a309" officeooo:paragraph-rsid="00142013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fo:font-size="14pt" officeooo:rsid="0009a309" officeooo:paragraph-rsid="001d188f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fo:font-size="14pt" officeooo:rsid="0009a309" officeooo:paragraph-rsid="002fafe8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fo:font-size="14pt" officeooo:rsid="000a4dde" officeooo:paragraph-rsid="000a4dde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fo:font-size="14pt" officeooo:rsid="000a4dde" officeooo:paragraph-rsid="0018a63b" style:font-size-asian="14pt" style:font-size-complex="14pt"/>
    </style:style>
    <style:style style:name="P28" style:family="paragraph" style:parent-style-name="Standard">
      <style:paragraph-properties fo:text-align="justify" style:justify-single-word="false"/>
      <style:text-properties fo:font-size="14pt" officeooo:rsid="000a4dde" officeooo:paragraph-rsid="001d188f" style:font-size-asian="14pt" style:font-size-complex="14pt"/>
    </style:style>
    <style:style style:name="P29" style:family="paragraph" style:parent-style-name="Standard">
      <style:paragraph-properties fo:text-align="justify" style:justify-single-word="false"/>
      <style:text-properties fo:font-size="14pt" officeooo:rsid="0016feda" officeooo:paragraph-rsid="0016feda" style:font-size-asian="14pt" style:font-size-complex="14pt"/>
    </style:style>
    <style:style style:name="P30" style:family="paragraph" style:parent-style-name="Standard">
      <style:paragraph-properties fo:text-align="justify" style:justify-single-word="false"/>
      <style:text-properties fo:font-size="14pt" officeooo:rsid="000a4e04" officeooo:paragraph-rsid="000a4e04" style:font-size-asian="14pt" style:font-size-complex="14pt"/>
    </style:style>
    <style:style style:name="P31" style:family="paragraph" style:parent-style-name="Standard">
      <style:paragraph-properties fo:text-align="justify" style:justify-single-word="false"/>
      <style:text-properties fo:font-size="14pt" officeooo:rsid="000a4e04" officeooo:paragraph-rsid="000beedb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fo:font-size="14pt" officeooo:rsid="000a4e04" officeooo:paragraph-rsid="001c7f54" style:font-size-asian="14pt" style:font-size-complex="14pt"/>
    </style:style>
    <style:style style:name="P33" style:family="paragraph" style:parent-style-name="Standard">
      <style:paragraph-properties fo:text-align="justify" style:justify-single-word="false"/>
      <style:text-properties fo:font-size="14pt" officeooo:rsid="000a4e04" officeooo:paragraph-rsid="001d188f" style:font-size-asian="14pt" style:font-size-complex="14pt"/>
    </style:style>
    <style:style style:name="P34" style:family="paragraph" style:parent-style-name="Standard">
      <style:paragraph-properties fo:text-align="justify" style:justify-single-word="false"/>
      <style:text-properties fo:font-size="14pt" officeooo:rsid="000a4e04" officeooo:paragraph-rsid="001cfc13" style:font-size-asian="14pt" style:font-size-complex="14pt"/>
    </style:style>
    <style:style style:name="P35" style:family="paragraph" style:parent-style-name="Standard">
      <style:paragraph-properties fo:text-align="justify" style:justify-single-word="false"/>
      <style:text-properties fo:font-size="14pt" officeooo:rsid="000ba605" officeooo:paragraph-rsid="000ba605" style:font-size-asian="14pt" style:font-size-complex="14pt"/>
    </style:style>
    <style:style style:name="P36" style:family="paragraph" style:parent-style-name="Standard">
      <style:paragraph-properties fo:text-align="justify" style:justify-single-word="false"/>
      <style:text-properties fo:font-size="14pt" officeooo:rsid="000ba605" officeooo:paragraph-rsid="00142013" style:font-size-asian="14pt" style:font-size-complex="14pt"/>
    </style:style>
    <style:style style:name="P37" style:family="paragraph" style:parent-style-name="Standard">
      <style:paragraph-properties fo:text-align="justify" style:justify-single-word="false"/>
      <style:text-properties fo:font-size="14pt" officeooo:rsid="000ba605" officeooo:paragraph-rsid="001c7f54" style:font-size-asian="14pt" style:font-size-complex="14pt"/>
    </style:style>
    <style:style style:name="P38" style:family="paragraph" style:parent-style-name="Standard">
      <style:paragraph-properties fo:text-align="justify" style:justify-single-word="false"/>
      <style:text-properties fo:font-size="14pt" officeooo:rsid="000ba605" officeooo:paragraph-rsid="001d188f" style:font-size-asian="14pt" style:font-size-complex="14pt"/>
    </style:style>
    <style:style style:name="P39" style:family="paragraph" style:parent-style-name="Standard">
      <style:paragraph-properties fo:text-align="justify" style:justify-single-word="false"/>
      <style:text-properties fo:font-size="14pt" officeooo:rsid="000ba605" officeooo:paragraph-rsid="00286625" style:font-size-asian="14pt" style:font-size-complex="14pt"/>
    </style:style>
    <style:style style:name="P40" style:family="paragraph" style:parent-style-name="Standard">
      <style:paragraph-properties fo:text-align="justify" style:justify-single-word="false"/>
      <style:text-properties fo:font-size="14pt" officeooo:rsid="00120cf6" officeooo:paragraph-rsid="00120cf6" style:font-size-asian="14pt" style:font-size-complex="14pt"/>
    </style:style>
    <style:style style:name="P41" style:family="paragraph" style:parent-style-name="Standard">
      <style:paragraph-properties fo:text-align="justify" style:justify-single-word="false"/>
      <style:text-properties fo:font-size="14pt" officeooo:rsid="000beedb" officeooo:paragraph-rsid="000beedb" style:font-size-asian="14pt" style:font-size-complex="14pt"/>
    </style:style>
    <style:style style:name="P42" style:family="paragraph" style:parent-style-name="Standard">
      <style:paragraph-properties fo:text-align="justify" style:justify-single-word="false"/>
      <style:text-properties fo:font-size="14pt" officeooo:rsid="000beedb" officeooo:paragraph-rsid="001c7f54" style:font-size-asian="14pt" style:font-size-complex="14pt"/>
    </style:style>
    <style:style style:name="P43" style:family="paragraph" style:parent-style-name="Standard">
      <style:paragraph-properties fo:text-align="justify" style:justify-single-word="false"/>
      <style:text-properties fo:font-size="14pt" officeooo:rsid="000beedb" officeooo:paragraph-rsid="00286625" style:font-size-asian="14pt" style:font-size-complex="14pt"/>
    </style:style>
    <style:style style:name="P44" style:family="paragraph" style:parent-style-name="Standard">
      <style:paragraph-properties fo:text-align="justify" style:justify-single-word="false"/>
      <style:text-properties fo:font-size="14pt" officeooo:rsid="000beedb" officeooo:paragraph-rsid="002fb0a5" style:font-size-asian="14pt" style:font-size-complex="14pt"/>
    </style:style>
    <style:style style:name="P45" style:family="paragraph" style:parent-style-name="Standard">
      <style:paragraph-properties fo:text-align="justify" style:justify-single-word="false"/>
      <style:text-properties fo:font-size="14pt" officeooo:rsid="000baef9" officeooo:paragraph-rsid="0013ba65" style:font-size-asian="14pt" style:font-size-complex="14pt"/>
    </style:style>
    <style:style style:name="P46" style:family="paragraph" style:parent-style-name="Standard">
      <style:paragraph-properties fo:text-align="justify" style:justify-single-word="false"/>
      <style:text-properties fo:font-size="14pt" officeooo:rsid="000baef9" officeooo:paragraph-rsid="0018a63b" style:font-size-asian="14pt" style:font-size-complex="14pt"/>
    </style:style>
    <style:style style:name="P47" style:family="paragraph" style:parent-style-name="Standard">
      <style:paragraph-properties fo:text-align="justify" style:justify-single-word="false"/>
      <style:text-properties fo:font-size="14pt" officeooo:rsid="000baef9" officeooo:paragraph-rsid="0019b3cb" style:font-size-asian="14pt" style:font-size-complex="14pt"/>
    </style:style>
    <style:style style:name="P48" style:family="paragraph" style:parent-style-name="Standard">
      <style:paragraph-properties fo:text-align="justify" style:justify-single-word="false"/>
      <style:text-properties fo:font-size="14pt" officeooo:rsid="0019b3cb" officeooo:paragraph-rsid="0019b3cb" style:font-size-asian="14pt" style:font-size-complex="14pt"/>
    </style:style>
    <style:style style:name="P49" style:family="paragraph" style:parent-style-name="Standard">
      <style:paragraph-properties fo:text-align="justify" style:justify-single-word="false"/>
      <style:text-properties fo:font-size="14pt" officeooo:rsid="00286625" officeooo:paragraph-rsid="00286625" style:font-size-asian="14pt" style:font-size-complex="14pt"/>
    </style:style>
    <style:style style:name="P50" style:family="paragraph" style:parent-style-name="Standard">
      <style:paragraph-properties fo:text-align="justify" style:justify-single-word="false"/>
      <style:text-properties fo:font-size="14pt" officeooo:rsid="00298013" officeooo:paragraph-rsid="00298013" style:font-size-asian="14pt" style:font-size-complex="14pt"/>
    </style:style>
    <style:style style:name="P51" style:family="paragraph" style:parent-style-name="Standard">
      <style:paragraph-properties fo:text-align="justify" style:justify-single-word="false"/>
      <style:text-properties fo:font-size="14pt" officeooo:rsid="0015a4c7" officeooo:paragraph-rsid="0019b3cb" style:font-size-asian="14pt" style:font-size-complex="14pt"/>
    </style:style>
    <style:style style:name="P52" style:family="paragraph" style:parent-style-name="Standard">
      <style:paragraph-properties fo:text-align="justify" style:justify-single-word="false"/>
      <style:text-properties fo:font-size="14pt" officeooo:rsid="001a10eb" officeooo:paragraph-rsid="001d188f" style:font-size-asian="14pt" style:font-size-complex="14pt"/>
    </style:style>
    <style:style style:name="P53" style:family="paragraph" style:parent-style-name="Standard">
      <style:paragraph-properties fo:text-align="justify" style:justify-single-word="false"/>
      <style:text-properties fo:font-size="14pt" officeooo:rsid="001c7f54" officeooo:paragraph-rsid="001d188f" style:font-size-asian="14pt" style:font-size-complex="14pt"/>
    </style:style>
    <style:style style:name="P54" style:family="paragraph" style:parent-style-name="Standard">
      <style:paragraph-properties fo:text-align="justify" style:justify-single-word="false"/>
      <style:text-properties fo:font-size="14pt" officeooo:rsid="001cfc13" officeooo:paragraph-rsid="001cfc13" style:font-size-asian="14pt" style:font-size-complex="14pt"/>
    </style:style>
    <style:style style:name="P55" style:family="paragraph" style:parent-style-name="Standard">
      <style:paragraph-properties fo:text-align="justify" style:justify-single-word="false"/>
      <style:text-properties fo:font-size="14pt" officeooo:rsid="002fafe8" officeooo:paragraph-rsid="002fafe8" style:font-size-asian="14pt" style:font-size-complex="14pt"/>
    </style:style>
    <style:style style:name="P56" style:family="paragraph" style:parent-style-name="Standard">
      <style:paragraph-properties fo:text-align="justify" style:justify-single-word="false"/>
      <style:text-properties fo:font-size="14pt" fo:font-weight="bold" officeooo:rsid="000a4dde" officeooo:paragraph-rsid="0018a63b" style:font-size-asian="14pt" style:font-weight-asian="bold" style:font-size-complex="14pt" style:font-weight-complex="bold"/>
    </style:style>
    <style:style style:name="P57" style:family="paragraph" style:parent-style-name="Standard">
      <style:paragraph-properties fo:text-align="justify" style:justify-single-word="false"/>
      <style:text-properties fo:font-size="14pt" fo:font-weight="bold" officeooo:rsid="000a4dde" officeooo:paragraph-rsid="000a4dde" style:font-size-asian="14pt" style:font-weight-asian="bold" style:font-size-complex="14pt" style:font-weight-complex="bold"/>
    </style:style>
    <style:style style:name="P58" style:family="paragraph" style:parent-style-name="Standard">
      <style:paragraph-properties fo:text-align="justify" style:justify-single-word="false"/>
      <style:text-properties fo:font-size="14pt" fo:font-weight="bold" officeooo:rsid="000beedb" officeooo:paragraph-rsid="001c5832" style:font-size-asian="14pt" style:font-weight-asian="bold" style:font-size-complex="14pt" style:font-weight-complex="bold"/>
    </style:style>
    <style:style style:name="P59" style:family="paragraph" style:parent-style-name="Standard">
      <style:paragraph-properties fo:text-align="justify" style:justify-single-word="false"/>
      <style:text-properties fo:font-size="14pt" fo:font-weight="bold" officeooo:rsid="000ba605" officeooo:paragraph-rsid="00286625" style:font-size-asian="14pt" style:font-weight-asian="bold" style:font-size-complex="14pt" style:font-weight-complex="bold"/>
    </style:style>
    <style:style style:name="P60" style:family="paragraph" style:parent-style-name="Standard">
      <style:paragraph-properties fo:text-align="justify" style:justify-single-word="false"/>
      <style:text-properties fo:font-size="14pt" fo:font-weight="normal" officeooo:rsid="001c5832" officeooo:paragraph-rsid="001c5832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4pt" fo:font-weight="normal" officeooo:rsid="000ba605" officeooo:paragraph-rsid="00286625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4pt" fo:font-weight="normal" officeooo:rsid="002f5e87" officeooo:paragraph-rsid="002f5e87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4pt" fo:font-weight="normal" officeooo:rsid="002fafe8" officeooo:paragraph-rsid="002fafe8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3pt" officeooo:rsid="000a4e04" officeooo:paragraph-rsid="0016df02" style:font-size-asian="13pt" style:font-size-complex="13pt"/>
    </style:style>
    <style:style style:name="P65" style:family="paragraph" style:parent-style-name="Standard">
      <style:paragraph-properties fo:text-align="justify" style:justify-single-word="false"/>
      <style:text-properties fo:font-size="13pt" officeooo:rsid="000a4e04" officeooo:paragraph-rsid="000a4e04" style:font-size-asian="13pt" style:font-size-complex="13pt"/>
    </style:style>
    <style:style style:name="P66" style:family="paragraph" style:parent-style-name="Standard">
      <style:paragraph-properties fo:text-align="justify" style:justify-single-word="false"/>
      <style:text-properties fo:font-size="13pt" officeooo:rsid="002b5277" officeooo:paragraph-rsid="0008197a" style:font-size-asian="13pt" style:font-size-complex="13pt"/>
    </style:style>
    <style:style style:name="P67" style:family="paragraph" style:parent-style-name="Standard">
      <style:paragraph-properties fo:text-align="justify" style:justify-single-word="false"/>
      <style:text-properties fo:color="#ff3333" fo:font-size="14pt" fo:font-weight="bold" officeooo:rsid="0008197a" officeooo:paragraph-rsid="0017e4a7" style:font-size-asian="14pt" style:font-weight-asian="bold" style:font-size-complex="14pt" style:font-weight-complex="bold"/>
    </style:style>
    <style:style style:name="P68" style:family="paragraph" style:parent-style-name="Standard">
      <style:paragraph-properties fo:text-align="justify" style:justify-single-word="false"/>
      <style:text-properties fo:color="#ff3333" fo:font-size="14pt" fo:font-weight="bold" officeooo:rsid="0008197a" officeooo:paragraph-rsid="0017f758" style:font-size-asian="14pt" style:font-weight-asian="bold" style:font-size-complex="14pt" style:font-weight-complex="bold"/>
    </style:style>
    <style:style style:name="P69" style:family="paragraph" style:parent-style-name="Standard">
      <style:paragraph-properties fo:text-align="justify" style:justify-single-word="false"/>
      <style:text-properties fo:color="#ff3333" fo:font-size="14pt" fo:font-weight="bold" officeooo:rsid="0008197a" officeooo:paragraph-rsid="0008197a" style:font-size-asian="14pt" style:font-weight-asian="bold" style:font-size-complex="14pt" style:font-weight-complex="bold"/>
    </style:style>
    <style:style style:name="P70" style:family="paragraph" style:parent-style-name="Standard">
      <style:paragraph-properties fo:text-align="justify" style:justify-single-word="false"/>
      <style:text-properties fo:color="#ff3333" fo:font-size="14pt" fo:font-weight="bold" officeooo:rsid="0008197a" officeooo:paragraph-rsid="0023cc0c" style:font-size-asian="14pt" style:font-weight-asian="bold" style:font-size-complex="14pt" style:font-weight-complex="bold"/>
    </style:style>
    <style:style style:name="P71" style:family="paragraph" style:parent-style-name="Standard">
      <style:paragraph-properties fo:text-align="justify" style:justify-single-word="false"/>
      <style:text-properties fo:color="#ff3333" fo:font-size="14pt" fo:font-weight="bold" officeooo:rsid="0008197a" officeooo:paragraph-rsid="002fb0a5" style:font-size-asian="14pt" style:font-weight-asian="bold" style:font-size-complex="14pt" style:font-weight-complex="bold"/>
    </style:style>
    <style:style style:name="P72" style:family="paragraph" style:parent-style-name="Standard">
      <style:paragraph-properties fo:text-align="justify" style:justify-single-word="false"/>
      <style:text-properties fo:color="#ff3333" fo:font-size="14pt" fo:font-weight="bold" officeooo:rsid="0017f758" officeooo:paragraph-rsid="0017f758" style:font-size-asian="14pt" style:font-weight-asian="bold" style:font-size-complex="14pt" style:font-weight-complex="bold"/>
    </style:style>
    <style:style style:name="P73" style:family="paragraph" style:parent-style-name="Standard">
      <style:paragraph-properties fo:text-align="justify" style:justify-single-word="false"/>
      <style:text-properties fo:color="#ff3333" fo:font-size="18pt" fo:font-weight="bold" officeooo:rsid="0008197a" officeooo:paragraph-rsid="0008197a" style:font-size-asian="18pt" style:font-weight-asian="bold" style:font-size-complex="18pt" style:font-weight-complex="bold"/>
    </style:style>
    <style:style style:name="P74" style:family="paragraph" style:parent-style-name="Standard">
      <style:paragraph-properties fo:text-align="justify" style:justify-single-word="false"/>
      <style:text-properties style:font-name="URW Chancery L" fo:font-size="20pt" fo:font-weight="normal" officeooo:rsid="0014228a" officeooo:paragraph-rsid="0014228a" style:font-size-asian="20pt" style:font-weight-asian="normal" style:font-size-complex="20pt" style:font-weight-complex="normal"/>
    </style:style>
    <style:style style:name="P75" style:family="paragraph" style:parent-style-name="Standard">
      <style:paragraph-properties fo:text-align="center" style:justify-single-word="false"/>
      <style:text-properties style:font-name="URW Chancery L" fo:font-size="20pt" fo:font-weight="normal" officeooo:rsid="0014228a" officeooo:paragraph-rsid="002bd5ba" style:font-size-asian="20pt" style:font-weight-asian="normal" style:font-size-complex="20pt" style:font-weight-complex="normal"/>
    </style:style>
    <style:style style:name="P76" style:family="paragraph" style:parent-style-name="Standard">
      <style:paragraph-properties fo:text-align="center" style:justify-single-word="false"/>
      <style:text-properties style:font-name="URW Chancery L" fo:font-size="32pt" fo:font-weight="bold" officeooo:rsid="000baef9" officeooo:paragraph-rsid="000baef9" style:font-size-asian="32pt" style:font-weight-asian="bold" style:font-size-complex="32pt" style:font-weight-complex="bold"/>
    </style:style>
    <style:style style:name="P77" style:family="paragraph" style:parent-style-name="Standard">
      <style:paragraph-properties fo:text-align="justify" style:justify-single-word="false"/>
      <style:text-properties style:font-name="URW Chancery L" fo:font-size="26pt" fo:font-weight="bold" officeooo:rsid="0008197a" officeooo:paragraph-rsid="0008197a" style:font-size-asian="26pt" style:font-weight-asian="bold" style:font-size-complex="26pt" style:font-weight-complex="bold"/>
    </style:style>
    <style:style style:name="P78" style:family="paragraph" style:parent-style-name="Standard">
      <style:paragraph-properties fo:text-align="justify" style:justify-single-word="false"/>
      <style:text-properties fo:color="#000000" style:font-name="Loma" fo:font-size="14pt" fo:font-weight="bold" officeooo:rsid="0013ba65" officeooo:paragraph-rsid="0013ba65" style:font-size-asian="14pt" style:font-weight-asian="bold" style:font-size-complex="14pt" style:font-weight-complex="bold"/>
    </style:style>
    <style:style style:name="P79" style:family="paragraph" style:parent-style-name="Standard">
      <style:paragraph-properties fo:text-align="justify" style:justify-single-word="false"/>
      <style:text-properties fo:color="#000000" style:font-name="Loma" fo:font-size="14pt" fo:font-weight="normal" officeooo:rsid="0013ba65" officeooo:paragraph-rsid="0013ba65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text-align="justify" style:justify-single-word="false"/>
      <style:text-properties fo:color="#000000" style:font-name="Loma" fo:font-size="18pt" fo:font-weight="bold" officeooo:rsid="0013ba65" officeooo:paragraph-rsid="0013ba65" style:font-size-asian="18pt" style:font-weight-asian="bold" style:font-size-complex="18pt" style:font-weight-complex="bold"/>
    </style:style>
    <style:style style:name="P81" style:family="paragraph" style:parent-style-name="Standard">
      <style:paragraph-properties fo:text-align="justify" style:justify-single-word="false"/>
      <style:text-properties fo:color="#000000" fo:font-size="14pt" fo:font-weight="normal" officeooo:rsid="0013ba65" officeooo:paragraph-rsid="0023cc0c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text-align="justify" style:justify-single-word="false"/>
      <style:text-properties fo:color="#000000" fo:font-size="14pt" fo:font-weight="normal" officeooo:rsid="000beedb" officeooo:paragraph-rsid="0017e4a7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text-align="justify" style:justify-single-word="false"/>
      <style:text-properties fo:color="#000000" fo:font-size="14pt" fo:font-weight="normal" officeooo:rsid="000beedb" officeooo:paragraph-rsid="0023cc0c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text-align="justify" style:justify-single-word="false"/>
      <style:text-properties fo:color="#000000" fo:font-size="14pt" fo:font-weight="normal" officeooo:rsid="0017e4a7" officeooo:paragraph-rsid="0017f758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text-align="justify" style:justify-single-word="false"/>
      <style:text-properties fo:color="#000000" fo:font-size="14pt" fo:font-weight="normal" officeooo:rsid="0017f758" officeooo:paragraph-rsid="0017f758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text-align="justify" style:justify-single-word="false"/>
      <style:text-properties fo:color="#000000" style:font-name="Liberation Serif" fo:font-size="18pt" fo:font-weight="bold" officeooo:rsid="0013ba65" officeooo:paragraph-rsid="0013ba65" style:font-size-asian="18pt" style:font-weight-asian="bold" style:font-size-complex="18pt" style:font-weight-complex="bold"/>
    </style:style>
    <style:style style:name="P87" style:family="paragraph" style:parent-style-name="Standard">
      <style:paragraph-properties fo:text-align="justify" style:justify-single-word="false"/>
      <style:text-properties fo:color="#000000" style:font-name="Liberation Serif" fo:font-size="18pt" fo:font-weight="normal" officeooo:rsid="0013ba65" officeooo:paragraph-rsid="0013ba65" style:font-size-asian="18pt" style:font-weight-asian="normal" style:font-size-complex="18pt" style:font-weight-complex="normal"/>
    </style:style>
    <style:style style:name="P88" style:family="paragraph" style:parent-style-name="Standard">
      <style:paragraph-properties fo:text-align="justify" style:justify-single-word="false"/>
      <style:text-properties fo:color="#000000" style:font-name="Liberation Serif" fo:font-size="18pt" fo:font-weight="normal" officeooo:rsid="0008197a" officeooo:paragraph-rsid="0013ba65" style:font-size-asian="18pt" style:font-weight-asian="normal" style:font-size-complex="18pt" style:font-weight-complex="normal"/>
    </style:style>
    <style:style style:name="P89" style:family="paragraph" style:parent-style-name="Standard">
      <style:paragraph-properties fo:text-align="justify" style:justify-single-word="false"/>
      <style:text-properties fo:font-size="18pt" officeooo:rsid="0008197a" officeooo:paragraph-rsid="0008197a" style:font-size-asian="18pt" style:font-size-complex="18pt"/>
    </style:style>
    <style:style style:name="P90" style:family="paragraph" style:parent-style-name="Standard">
      <style:paragraph-properties fo:text-align="justify" style:justify-single-word="false"/>
      <style:text-properties fo:color="#0000ff" fo:font-size="14pt" officeooo:rsid="000ba605" officeooo:paragraph-rsid="001c7f54" style:font-size-asian="14pt" style:font-size-complex="14pt"/>
    </style:style>
    <style:style style:name="P91" style:family="paragraph" style:parent-style-name="Standard">
      <style:paragraph-properties fo:text-align="justify" style:justify-single-word="false"/>
      <style:text-properties fo:color="#0000ff" fo:font-size="14pt" officeooo:rsid="000a4e04" officeooo:paragraph-rsid="001c7f54" style:font-size-asian="14pt" style:font-size-complex="14pt"/>
    </style:style>
    <style:style style:name="P92" style:family="paragraph" style:parent-style-name="Standard">
      <style:paragraph-properties fo:text-align="justify" style:justify-single-word="false"/>
      <style:text-properties style:font-name="Loma" fo:font-size="14pt" fo:font-weight="normal" officeooo:rsid="0025b5a4" officeooo:paragraph-rsid="0008197a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08197a" officeooo:paragraph-rsid="0008197a" style:font-size-asian="14pt" style:font-weight-asian="bold" style:font-size-complex="14pt" style:font-weight-complex="bold"/>
    </style:style>
    <style:style style:name="P94" style:family="paragraph" style:parent-style-name="Standard">
      <style:paragraph-properties fo:text-align="center" style:justify-single-word="false"/>
      <style:text-properties fo:font-size="22pt" officeooo:rsid="0008197a" officeooo:paragraph-rsid="0008197a" style:font-size-asian="22pt" style:font-size-complex="22pt"/>
    </style:style>
    <style:style style:name="P95" style:family="paragraph" style:parent-style-name="Text_20_body">
      <style:paragraph-properties fo:text-align="justify" style:justify-single-word="false"/>
      <style:text-properties officeooo:paragraph-rsid="00286625"/>
    </style:style>
    <style:style style:name="P96" style:family="paragraph" style:parent-style-name="Standard">
      <style:paragraph-properties fo:text-align="justify" style:justify-single-word="false"/>
      <style:text-properties fo:font-size="14pt" officeooo:rsid="002fafe8" officeooo:paragraph-rsid="002fb0a5" style:font-size-asian="14pt" style:font-size-complex="14pt"/>
    </style:style>
    <style:style style:name="P97" style:family="paragraph" style:parent-style-name="Standard">
      <style:paragraph-properties fo:text-align="justify" style:justify-single-word="false"/>
      <style:text-properties fo:font-size="14pt" officeooo:rsid="002fafe8" officeooo:paragraph-rsid="002fafe8" style:font-size-asian="14pt" style:font-size-complex="14pt"/>
    </style:style>
    <style:style style:name="P98" style:family="paragraph" style:parent-style-name="Standard">
      <style:paragraph-properties fo:text-align="justify" style:justify-single-word="false"/>
      <style:text-properties fo:color="#ff3333" fo:font-size="18pt" fo:font-weight="bold" officeooo:rsid="0008197a" officeooo:paragraph-rsid="0008197a" style:font-size-asian="18pt" style:font-weight-asian="bold" style:font-size-complex="18pt" style:font-weight-complex="bold"/>
    </style:style>
    <style:style style:name="P99" style:family="paragraph" style:parent-style-name="Standard">
      <style:paragraph-properties fo:text-align="justify" style:justify-single-word="false"/>
      <style:text-properties fo:color="#ff3333" fo:font-size="18pt" fo:font-weight="bold" officeooo:rsid="002fe807" officeooo:paragraph-rsid="002fb0a5" style:font-size-asian="18pt" style:font-weight-asian="bold" style:font-size-complex="18pt" style:font-weight-complex="bold"/>
    </style:style>
    <style:style style:name="P100" style:family="paragraph" style:parent-style-name="Standard">
      <style:paragraph-properties fo:text-align="justify" style:justify-single-word="false"/>
      <style:text-properties fo:color="#000000" fo:font-size="14pt" fo:font-weight="normal" officeooo:rsid="0017e4a7" officeooo:paragraph-rsid="002fb0a5" style:font-size-asian="14pt" style:font-weight-asian="normal" style:font-size-complex="14pt" style:font-weight-complex="normal"/>
    </style:style>
    <style:style style:name="P101" style:family="paragraph" style:parent-style-name="Standard">
      <style:paragraph-properties fo:text-align="end" style:justify-single-word="false"/>
      <style:text-properties style:font-name="URW Chancery L" fo:font-size="14pt" officeooo:rsid="000beedb" officeooo:paragraph-rsid="002fb0a5" style:font-size-asian="14pt" style:font-size-complex="14pt"/>
    </style:style>
    <style:style style:name="P102" style:family="paragraph" style:parent-style-name="Heading_20_3">
      <style:text-properties fo:font-size="16pt" fo:font-weight="normal" style:font-size-asian="16pt" style:font-weight-asian="normal" style:font-size-complex="16pt" style:font-weight-complex="normal"/>
    </style:style>
    <style:style style:name="P103" style:family="paragraph" style:parent-style-name="Heading_20_3">
      <style:text-properties fo:font-size="13pt" fo:font-weight="normal" officeooo:paragraph-rsid="002fb0a5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aef9" style:font-weight-asian="bold" style:font-weight-complex="bold"/>
    </style:style>
    <style:style style:name="T3" style:family="text">
      <style:text-properties fo:font-weight="bold" officeooo:rsid="000ba605" style:font-weight-asian="bold" style:font-weight-complex="bold"/>
    </style:style>
    <style:style style:name="T4" style:family="text">
      <style:text-properties fo:font-weight="bold" officeooo:rsid="0009a309" style:font-weight-asian="bold" style:font-weight-complex="bold"/>
    </style:style>
    <style:style style:name="T5" style:family="text">
      <style:text-properties fo:font-weight="bold" officeooo:rsid="000a4e04" style:font-weight-asian="bold" style:font-weight-complex="bold"/>
    </style:style>
    <style:style style:name="T6" style:family="text">
      <style:text-properties fo:font-weight="bold" officeooo:rsid="000beedb" style:font-weight-asian="bold" style:font-weight-complex="bold"/>
    </style:style>
    <style:style style:name="T7" style:family="text">
      <style:text-properties fo:font-weight="bold" officeooo:rsid="00142013" style:font-weight-asian="bold" style:font-weight-complex="bold"/>
    </style:style>
    <style:style style:name="T8" style:family="text">
      <style:text-properties fo:font-weight="bold" officeooo:rsid="000a4dde" style:font-weight-asian="bold" style:font-weight-complex="bold"/>
    </style:style>
    <style:style style:name="T9" style:family="text">
      <style:text-properties fo:font-weight="bold" officeooo:rsid="0018a63b" style:font-weight-asian="bold" style:font-weight-complex="bold"/>
    </style:style>
    <style:style style:name="T10" style:family="text">
      <style:text-properties fo:font-weight="bold" officeooo:rsid="00286625" style:font-weight-asian="bold" style:font-weight-complex="bold"/>
    </style:style>
    <style:style style:name="T11" style:family="text">
      <style:text-properties fo:font-weight="bold" officeooo:rsid="002f5e87" style:font-weight-asian="bold" style:font-weight-complex="bold"/>
    </style:style>
    <style:style style:name="T12" style:family="text">
      <style:text-properties fo:font-weight="bold" officeooo:rsid="001c7f54" style:font-weight-asian="bold" style:font-weight-complex="bold"/>
    </style:style>
    <style:style style:name="T13" style:family="text">
      <style:text-properties fo:font-weight="bold" officeooo:rsid="002fafe8" style:font-weight-asian="bold" style:font-weight-complex="bold"/>
    </style:style>
    <style:style style:name="T14" style:family="text">
      <style:text-properties fo:font-weight="bold" officeooo:rsid="002fb0a5" style:font-weight-asian="bold" style:font-weight-complex="bold"/>
    </style:style>
    <style:style style:name="T15" style:family="text">
      <style:text-properties officeooo:rsid="0009a309"/>
    </style:style>
    <style:style style:name="T16" style:family="text">
      <style:text-properties officeooo:rsid="000a4dde"/>
    </style:style>
    <style:style style:name="T17" style:family="text">
      <style:text-properties officeooo:rsid="000a4e04"/>
    </style:style>
    <style:style style:name="T18" style:family="text">
      <style:text-properties officeooo:rsid="000ba605"/>
    </style:style>
    <style:style style:name="T19" style:family="text">
      <style:text-properties officeooo:rsid="000baef9"/>
    </style:style>
    <style:style style:name="T20" style:family="text">
      <style:text-properties officeooo:rsid="000beedb"/>
    </style:style>
    <style:style style:name="T21" style:family="text">
      <style:text-properties fo:color="#0000ff"/>
    </style:style>
    <style:style style:name="T22" style:family="text">
      <style:text-properties fo:color="#0000ff" officeooo:rsid="000ba605"/>
    </style:style>
    <style:style style:name="T23" style:family="text">
      <style:text-properties fo:color="#0000ff" officeooo:rsid="000a4e04"/>
    </style:style>
    <style:style style:name="T24" style:family="text">
      <style:text-properties fo:color="#0000ff" fo:font-weight="normal" style:font-weight-asian="normal" style:font-weight-complex="normal"/>
    </style:style>
    <style:style style:name="T25" style:family="text">
      <style:text-properties fo:color="#0000ff" fo:font-weight="normal" officeooo:rsid="0017e4a7" style:font-weight-asian="normal" style:font-weight-complex="normal"/>
    </style:style>
    <style:style style:name="T26" style:family="text">
      <style:text-properties fo:color="#0000ff" fo:font-weight="normal" officeooo:rsid="0013ba65" style:font-weight-asian="normal" style:font-weight-complex="normal"/>
    </style:style>
    <style:style style:name="T27" style:family="text">
      <style:text-properties fo:color="#0000ff" fo:font-weight="normal" officeooo:rsid="0017f758" style:font-weight-asian="normal" style:font-weight-complex="normal"/>
    </style:style>
    <style:style style:name="T28" style:family="text">
      <style:text-properties fo:color="#0000ff" fo:font-weight="normal" officeooo:rsid="001c5832" style:font-weight-asian="normal" style:font-weight-complex="normal"/>
    </style:style>
    <style:style style:name="T29" style:family="text">
      <style:text-properties fo:color="#0000ff" officeooo:rsid="001c7f54"/>
    </style:style>
    <style:style style:name="T30" style:family="text">
      <style:text-properties fo:color="#0000ff" officeooo:rsid="00286625"/>
    </style:style>
    <style:style style:name="T31" style:family="text">
      <style:text-properties fo:color="#0000ff" officeooo:rsid="00298013"/>
    </style:style>
    <style:style style:name="T32" style:family="text">
      <style:text-properties fo:color="#0000ff" officeooo:rsid="002fafe8"/>
    </style:style>
    <style:style style:name="T33" style:family="text">
      <style:text-properties fo:color="#000000"/>
    </style:style>
    <style:style style:name="T34" style:family="text">
      <style:text-properties fo:color="#000000" fo:font-weight="normal" style:font-weight-asian="normal" style:font-weight-complex="normal"/>
    </style:style>
    <style:style style:name="T35" style:family="text">
      <style:text-properties fo:color="#000000" fo:font-weight="normal" officeooo:rsid="000beedb" style:font-weight-asian="normal" style:font-weight-complex="normal"/>
    </style:style>
    <style:style style:name="T36" style:family="text">
      <style:text-properties fo:color="#000000" fo:font-weight="normal" officeooo:rsid="0013ba65" style:font-weight-asian="normal" style:font-weight-complex="normal"/>
    </style:style>
    <style:style style:name="T37" style:family="text">
      <style:text-properties fo:color="#000000" fo:font-weight="normal" officeooo:rsid="0017e4a7" style:font-weight-asian="normal" style:font-weight-complex="normal"/>
    </style:style>
    <style:style style:name="T38" style:family="text">
      <style:text-properties fo:color="#000000" fo:font-weight="normal" officeooo:rsid="0017f758" style:font-weight-asian="normal" style:font-weight-complex="normal"/>
    </style:style>
    <style:style style:name="T39" style:family="text">
      <style:text-properties fo:color="#000000" fo:font-weight="normal" officeooo:rsid="0018a63b" style:font-weight-asian="normal" style:font-weight-complex="normal"/>
    </style:style>
    <style:style style:name="T40" style:family="text">
      <style:text-properties fo:color="#000000" fo:font-weight="normal" officeooo:rsid="001dd195" style:font-weight-asian="normal" style:font-weight-complex="normal"/>
    </style:style>
    <style:style style:name="T41" style:family="text">
      <style:text-properties fo:color="#000000" fo:font-weight="normal" officeooo:rsid="0023cc0c" style:font-weight-asian="normal" style:font-weight-complex="normal"/>
    </style:style>
    <style:style style:name="T42" style:family="text">
      <style:text-properties fo:color="#000000" officeooo:rsid="00101893"/>
    </style:style>
    <style:style style:name="T43" style:family="text">
      <style:text-properties fo:color="#000000" officeooo:rsid="00120cf6"/>
    </style:style>
    <style:style style:name="T44" style:family="text">
      <style:text-properties fo:color="#000000" officeooo:rsid="000beedb"/>
    </style:style>
    <style:style style:name="T45" style:family="text">
      <style:text-properties fo:color="#000000" officeooo:rsid="0017e4a7"/>
    </style:style>
    <style:style style:name="T46" style:family="text">
      <style:text-properties fo:color="#000000" officeooo:rsid="0017f758"/>
    </style:style>
    <style:style style:name="T47" style:family="text">
      <style:text-properties fo:color="#000000" officeooo:rsid="0018a63b"/>
    </style:style>
    <style:style style:name="T48" style:family="text">
      <style:text-properties fo:color="#000000" officeooo:rsid="001c7f54"/>
    </style:style>
    <style:style style:name="T49" style:family="text">
      <style:text-properties fo:color="#000000" officeooo:rsid="00298013"/>
    </style:style>
    <style:style style:name="T50" style:family="text">
      <style:text-properties officeooo:rsid="00120cf6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120cf6" style:font-weight-asian="normal" style:font-weight-complex="normal"/>
    </style:style>
    <style:style style:name="T53" style:family="text">
      <style:text-properties fo:font-weight="normal" officeooo:rsid="000beedb" style:font-weight-asian="normal" style:font-weight-complex="normal"/>
    </style:style>
    <style:style style:name="T54" style:family="text">
      <style:text-properties fo:font-weight="normal" officeooo:rsid="001c5832" style:font-weight-asian="normal" style:font-weight-complex="normal"/>
    </style:style>
    <style:style style:name="T55" style:family="text">
      <style:text-properties fo:font-weight="normal" officeooo:rsid="001c7f54" style:font-weight-asian="normal" style:font-weight-complex="normal"/>
    </style:style>
    <style:style style:name="T56" style:family="text">
      <style:text-properties fo:font-weight="normal" officeooo:rsid="0019b3cb" style:font-weight-asian="normal" style:font-weight-complex="normal"/>
    </style:style>
    <style:style style:name="T57" style:family="text">
      <style:text-properties fo:font-weight="normal" officeooo:rsid="000ba605" style:font-weight-asian="normal" style:font-weight-complex="normal"/>
    </style:style>
    <style:style style:name="T58" style:family="text">
      <style:text-properties fo:font-size="13pt" style:font-size-asian="13pt" style:font-size-complex="13pt"/>
    </style:style>
    <style:style style:name="T59" style:family="text">
      <style:text-properties fo:font-size="13pt" officeooo:rsid="00120cf6" style:font-size-asian="13pt" style:font-size-complex="13pt"/>
    </style:style>
    <style:style style:name="T60" style:family="text">
      <style:text-properties fo:font-size="13pt" officeooo:rsid="0016df02" style:font-size-asian="13pt" style:font-size-complex="13pt"/>
    </style:style>
    <style:style style:name="T61" style:family="text">
      <style:text-properties fo:font-size="13pt" officeooo:rsid="0016feda" style:font-size-asian="13pt" style:font-size-complex="13pt"/>
    </style:style>
    <style:style style:name="T62" style:family="text">
      <style:text-properties fo:font-size="13pt" officeooo:rsid="002b5277" style:font-size-asian="13pt" style:font-size-complex="13pt"/>
    </style:style>
    <style:style style:name="T63" style:family="text">
      <style:text-properties fo:color="#ff3333" fo:font-weight="bold" style:font-weight-asian="bold" style:font-weight-complex="bold"/>
    </style:style>
    <style:style style:name="T64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T65" style:family="text">
      <style:text-properties officeooo:rsid="0008197a"/>
    </style:style>
    <style:style style:name="T66" style:family="text">
      <style:text-properties fo:font-size="16pt" officeooo:rsid="0009a309" style:font-size-asian="16pt" style:font-size-complex="16pt"/>
    </style:style>
    <style:style style:name="T67" style:family="text">
      <style:text-properties officeooo:rsid="00142013"/>
    </style:style>
    <style:style style:name="T68" style:family="text">
      <style:text-properties officeooo:rsid="0016feda"/>
    </style:style>
    <style:style style:name="T69" style:family="text">
      <style:text-properties fo:font-size="14pt" style:font-size-asian="14pt" style:font-size-complex="14pt"/>
    </style:style>
    <style:style style:name="T70" style:family="text">
      <style:text-properties officeooo:rsid="0018a63b"/>
    </style:style>
    <style:style style:name="T71" style:family="text">
      <style:text-properties fo:font-size="10pt" officeooo:rsid="0018a63b" style:font-size-asian="10pt" style:font-size-complex="10pt"/>
    </style:style>
    <style:style style:name="T72" style:family="text">
      <style:text-properties style:text-position="super 58%" officeooo:rsid="000baef9"/>
    </style:style>
    <style:style style:name="T73" style:family="text">
      <style:text-properties officeooo:rsid="0019b3cb"/>
    </style:style>
    <style:style style:name="T74" style:family="text">
      <style:text-properties officeooo:rsid="001a10eb"/>
    </style:style>
    <style:style style:name="T75" style:family="text">
      <style:text-properties officeooo:rsid="001c5832"/>
    </style:style>
    <style:style style:name="T76" style:family="text">
      <style:text-properties officeooo:rsid="001c7f54"/>
    </style:style>
    <style:style style:name="T77" style:family="text">
      <style:text-properties officeooo:rsid="001cfc13"/>
    </style:style>
    <style:style style:name="T78" style:family="text">
      <style:text-properties officeooo:rsid="001d188f"/>
    </style:style>
    <style:style style:name="T79" style:family="text">
      <style:text-properties officeooo:rsid="00298013"/>
    </style:style>
    <style:style style:name="T80" style:family="text">
      <style:text-properties officeooo:rsid="002b5277"/>
    </style:style>
    <style:style style:name="T81" style:family="text">
      <style:text-properties officeooo:rsid="002c7aa4"/>
    </style:style>
    <style:style style:name="T82" style:family="text">
      <style:text-properties style:font-name="Liberation Serif" fo:font-size="18pt" style:font-size-asian="18pt" style:font-size-complex="18pt"/>
    </style:style>
    <style:style style:name="T83" style:family="text">
      <style:text-properties officeooo:rsid="002f5e87"/>
    </style:style>
    <style:style style:name="T84" style:family="text">
      <style:text-properties officeooo:rsid="002fafe8"/>
    </style:style>
    <style:style style:name="T85" style:family="text">
      <style:text-properties officeooo:rsid="002fb0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2" text:outline-level="3"><text:span text:style-name="T14">D</text:span>ossier de <text:span text:style-name="T14">S</text:span>ynthèse de <text:span text:style-name="T1">P</text:span>ratique <text:span text:style-name="T1">P</text:span>rofessionnelle</text:h>
      <text:h text:style-name="P103" text:outline-level="3">Pour l’obtention <text:span text:style-name="T85">du </text:span>titre professionnel de <text:span text:style-name="T1">D</text:span>éveloppeur <text:span text:style-name="T14">L</text:span>ogiciel</text:h>
      <text:p text:style-name="P13"/>
      <text:p text:style-name="P101">Guernon Patrice, 2016</text:p>
      <text:p text:style-name="P13"/>
      <text:p text:style-name="P13"/>
      <text:p text:style-name="P13"/>
      <text:p text:style-name="P94"><text:span text:style-name="T1">Cahier </text:span><text:span text:style-name="T2">des </text:span><text:span text:style-name="T1">charge</text:span><text:span text:style-name="T2">s</text:span></text:p>
      <text:p text:style-name="P2"/>
      <text:p text:style-name="P2"/>
      <text:p text:style-name="P76">L’InterFace</text:p>
      <text:p text:style-name="P75"/>
      <text:p text:style-name="P74"/>
      <text:p text:style-name="P74">Version 0.<text:span text:style-name="T75">2</text:span></text:p>
      <text:p text:style-name="P78"/>
      <text:p text:style-name="P78"/>
      <text:p text:style-name="P80"/>
      <text:p text:style-name="P86">Sommaire:</text:p>
      <text:p text:style-name="P79"><text:span text:style-name="T82"><text:tab/><text:tab/><text:tab/>1. </text:span><text:span text:style-name="Source_20_Text"><text:span text:style-name="T82">Client</text:span></text:span></text:p>
      <text:p text:style-name="P87"><text:tab/><text:tab/><text:tab/>2. <text:span text:style-name="T65">Type de projet</text:span></text:p>
      <text:p text:style-name="P88"><text:tab/><text:tab/><text:tab/>3. Prestations</text:p>
      <text:p text:style-name="P88"><text:tab/><text:tab/><text:tab/>4. Fonctionnalités</text:p>
      <text:p text:style-name="P88"><text:tab/><text:tab/><text:tab/>5. Contenu / Structure</text:p>
      <text:p text:style-name="P88"><text:tab/><text:tab/><text:tab/>6. Attentes techniques</text:p>
      <text:p text:style-name="P88"><text:tab/><text:tab/><text:tab/>7. Brief créatif</text:p>
      <text:p text:style-name="P88"><text:tab/><text:tab/><text:tab/>8. Contraintes <text:span text:style-name="T20">particulières:</text:span></text:p>
      <text:p text:style-name="P93"/>
      <text:p text:style-name="P93"/>
      <text:p text:style-name="P92"/>
      <text:p text:style-name="P77"/>
      <text:p text:style-name="P77"/>
      <text:p text:style-name="P73"><text:soft-page-break/>1. Client</text:p>
      <text:p text:style-name="P69"/>
      <text:p text:style-name="P1"><text:tab/><text:span text:style-name="T66">L</text:span><text:span text:style-name="T15">a Fondation </text:span>FACE <text:span text:style-name="T19">Rennes (Fondation Agir Contre l'Exclusion) est une <text:tab/>association spécialisée dans l'insertion professionnelle depuis 1998. Elle fait <text:tab/>partie d'un réseau plus dense d'associations présentes sur tout le territoire <text:tab/>depuis 1993.</text:span></text:p>
      <text:p text:style-name="P47"><text:tab/></text:p>
      <text:p text:style-name="P47"><text:tab/>Pour mener à bien sa mission d'insertion, FACE Rennes a recours à différentes <text:tab/>méthodes et formations. </text:p>
      <text:p text:style-name="P6"><text:tab/></text:p>
      <text:p text:style-name="P51"><text:tab/>Elle fait appel à la Code Académie pour lui créer une application interne de <text:tab/>gestion des Flux et de mise en relation des Flux et des offres d’emploi. La <text:tab/>possibilité de mutualiser les agendas est envisagée. </text:p>
      <text:p text:style-name="P48"><text:tab/></text:p>
      <text:p text:style-name="P48"><text:tab/>Le Flux correspond aux personnes accédant aux locaux de FACE et pour <text:tab/>lesquelles on créera un dossier. Une autre notion est le « Flux de passage »: <text:tab/>personne venant dans les locaux de Face pour demander des renseignements. <text:tab/>l’accueil de ces personnes sera traité via l’agenda de façon classique et non <text:tab/>par <text:tab/>l’application.</text:p>
      <text:p text:style-name="P73"/>
      <text:p text:style-name="P73"/>
      <text:p text:style-name="P73">2. Type de projet</text:p>
      <text:p text:style-name="P69"/>
      <text:p text:style-name="P5"><text:tab/><text:span text:style-name="T16">De l’ordre de l’</text:span><text:span text:style-name="T8">i</text:span><text:span text:style-name="T1">ntranet</text:span>, <text:span text:style-name="T19">le projet </text:span><text:span text:style-name="T2">InterFace</text:span><text:span text:style-name="T72">TM</text:span><text:span text:style-name="T19"> est une interface de gestion <text:tab/>de <text:tab/>dossiers collaborative. Elle est destinée aux employé(e)s de FACE.<text:tab/></text:span></text:p>
      <text:p text:style-name="P46"><text:tab/>Elle devra contenir:</text:p>
      <text:p text:style-name="P45"><text:s/></text:p>
      <text:p text:style-name="P27"><text:span text:style-name="T1"><text:tab/>2.</text:span><text:span text:style-name="T9">1</text:span> Un système de <text:span text:style-name="T1">gestion des fichiers et offres d’emplois</text:span>.</text:p>
      <text:p text:style-name="P46"/>
      <text:p text:style-name="P26"><text:span text:style-name="T1"><text:tab/>2.</text:span><text:span text:style-name="T9">2</text:span> une <text:span text:style-name="T1">fonction de recherche</text:span> efficace et rapide qui permet de retrouver une <text:tab/>page descriptive sur toutes les actions menées pour le « <text:span text:style-name="T73">Flux »</text:span>.</text:p>
      <text:p text:style-name="P26"/>
      <text:p text:style-name="P26"><text:span text:style-name="T1"><text:tab/>2.3</text:span> Un <text:span text:style-name="T1">suivi des actions</text:span> menées par l'employé<text:span text:style-name="T19">(e)</text:span> sur une période donnée</text:p>
      <text:p text:style-name="P26"/>
      <text:p text:style-name="P27"><text:span text:style-name="T1"><text:tab/>2.</text:span><text:span text:style-name="T9">4</text:span> Un système de <text:span text:style-name="T1">notifications</text:span> (reminder) pour les différents rendez-vous.</text:p>
      <text:p text:style-name="P56"/>
      <text:p text:style-name="P27"><text:span text:style-name="T1"><text:tab/>2.</text:span><text:span text:style-name="T9">5</text:span> Un <text:span text:style-name="T1">agenda centralisé</text:span> pour les employés de FACE (de façon que chacun <text:tab/>connaisse les disponibilités de l'autre pour lui assigner un « <text:span text:style-name="T50">Suivi »</text:span>)</text:p>
      <text:p text:style-name="P27"/>
      <text:p text:style-name="P26"><text:span text:style-name="T1"><text:tab/>2.</text:span><text:span text:style-name="T9">6</text:span> Un système de <text:span text:style-name="T1">mailing intégré</text:span> avec envoi automatique aux dates de suivi.</text:p>
      <text:p text:style-name="P26"/>
      <text:p text:style-name="P26"><text:span text:style-name="T1"><text:tab/>2.</text:span><text:span text:style-name="T9">7</text:span> Un système de <text:span text:style-name="T1">messagerie interne</text:span>.</text:p>
      <text:p text:style-name="P57"><text:soft-page-break/></text:p>
      <text:p text:style-name="P26"><text:span text:style-name="T1"><text:tab/>2.8</text:span> Prévoir un usage à grande échelle (FACE France 64 utilisateur<text:span text:style-name="T81">s</text:span>).</text:p>
      <text:p text:style-name="P26"/>
      <text:p text:style-name="P28"><text:span text:style-name="T1"><text:tab/>2.9</text:span> Compte supérieur (corps de direction) avec des privilèges supplémentaires <text:tab/>et une possibilité d’avoir une vision globale des « <text:span text:style-name="T74">Flux » et agendas</text:span>.</text:p>
      <text:p text:style-name="P52"><text:tab/>Capacité de gestion des statistiques liées aux bases de données (BDD).</text:p>
      <text:p text:style-name="P26"><text:tab/></text:p>
      <text:p text:style-name="P26"/>
      <text:p text:style-name="P73">3. Prestations</text:p>
      <text:p text:style-name="P69"/>
      <text:p text:style-name="P2"><text:span text:style-name="T1"><text:tab/>3.1</text:span> <text:span text:style-name="T1">conception du site</text:span></text:p>
      <text:p text:style-name="P2"/>
      <text:p text:style-name="P2"><text:tab/><text:tab/><text:span text:style-name="T21">3.1.1</text:span> arborescence</text:p>
      <text:p text:style-name="P30"><text:tab/><text:tab/>3 points principaux :</text:p>
      <text:p text:style-name="P30"><text:tab/><text:tab/><text:tab/><text:span text:style-name="T56">3.1.1.1</text:span><text:span text:style-name="T58"> le « </text:span><text:span text:style-name="T61">Flux</text:span><text:span text:style-name="T59">» : </text:span><text:span text:style-name="T60">la personne </text:span><text:span text:style-name="T61">qui aura un dossier</text:span><text:span text:style-name="T58"> </text:span></text:p>
      <text:p text:style-name="P64"><text:tab/><text:tab/><text:tab/><text:span text:style-name="T73">3.1.1.2</text:span> le moteur de recherche : <text:span text:style-name="T68">la mise en relation des flux et des offres</text:span></text:p>
      <text:p text:style-name="P64"><text:tab/><text:tab/><text:tab/><text:span text:style-name="T73">3.1.1.3</text:span> l’agenda : <text:span text:style-name="T50">temps imparti au « Flux », rendez-vous ...</text:span> <text:tab/><text:tab/></text:p>
      <text:p text:style-name="P65"/>
      <text:p text:style-name="P3"><text:span text:style-name="T21"><text:tab/><text:tab/>3.1.2</text:span> <text:span text:style-name="T17">Le </text:span>chemin de navigation <text:span text:style-name="T17">devra être intuitif et facile de prise en <text:tab/><text:tab/><text:tab/>main</text:span></text:p>
      <text:p text:style-name="P3"/>
      <text:p text:style-name="P2"><text:span text:style-name="T21"><text:tab/><text:tab/>3.1.3</text:span> ergonomie : <text:span text:style-name="T17">étant donné qu’il n’est pas prévu <text:s/>de formation à <text:tab/><text:tab/><text:tab/>l’utilisation du logiciel celui-ci devra être aussi claire d’utilisation que <text:tab/><text:tab/>possible :</text:span></text:p>
      <text:p text:style-name="P29"><text:tab/><text:tab/><text:tab/>3.1.3.1 : soit par un onglet « aide centralisée»</text:p>
      <text:p text:style-name="P29"><text:tab/><text:tab/><text:tab/>3.1.3.2 : soit par balise abréviation : &lt;abbr&gt; <text:span text:style-name="T70">(</text:span><text:span text:style-name="T71">HTML5</text:span><text:span text:style-name="T70">)</text:span></text:p>
      <text:p text:style-name="P2"/>
      <text:p text:style-name="P2"><text:tab/><text:tab/><text:span text:style-name="T21">3.1.4</text:span> charte graphique : <text:span text:style-name="T17">fournie par FACE</text:span></text:p>
      <text:p text:style-name="P2"/>
      <text:p text:style-name="P7"><text:span text:style-name="T1"><text:tab/>3.2</text:span> <text:span text:style-name="T1">production des contenus</text:span> :</text:p>
      <text:p text:style-name="P33"><text:tab/></text:p>
      <text:p text:style-name="P10"><text:span text:style-name="T17"><text:tab/><text:tab/></text:span><text:span text:style-name="T23">3.2.1</text:span><text:span text:style-name="T17"> création dossiers Flux </text:span></text:p>
      <text:p text:style-name="P7"><text:span text:style-name="T17"><text:tab/><text:tab/></text:span><text:span text:style-name="T23">3.2.2</text:span><text:span text:style-name="T17"> agenda type Google</text:span></text:p>
      <text:p text:style-name="P7"><text:span text:style-name="T23"><text:tab/><text:tab/>3.2.3</text:span><text:span text:style-name="T17"> modification des dossiers Flux</text:span></text:p>
      <text:p text:style-name="P49"><text:tab/><text:tab/><text:span text:style-name="T21">3.2.4</text:span> envoi <text:span text:style-name="T79">demande </text:span>modification planning</text:p>
      <text:p text:style-name="P49"/>
      <text:p text:style-name="P4"><text:tab/></text:p>
      <text:p text:style-name="P4"><text:span text:style-name="T1"><text:tab/>3.3</text:span> <text:span text:style-name="T1">réalisation technique du site</text:span></text:p>
      <text:p text:style-name="P10"><text:tab/></text:p>
      <text:p text:style-name="P10"><text:span text:style-name="T21"><text:tab/><text:tab/>3.3.1 </text:span>développement</text:p>
      <text:p text:style-name="P50"><text:tab/><text:tab/><text:tab/>3.3.1.1 demande explicite code propre, facile à lire avec nombreux <text:tab/><text:tab/><text:tab/>commentaires</text:p>
      <text:p text:style-name="P2"><text:soft-page-break/><text:tab/><text:tab/><text:tab/><text:span text:style-name="T79">3.3.1.2 </text:span><text:s/><text:span text:style-name="T17">interface de</text:span> <text:span text:style-name="T17">gestion base de données (dossiers des Flux, <text:tab/><text:tab/><text:tab/><text:tab/>offres d’emploi mises en relation automatiquement avec un <text:tab/><text:tab/><text:tab/><text:tab/>Flux)</text:span></text:p>
      <text:p text:style-name="P12"><text:tab/></text:p>
      <text:p text:style-name="P12"><text:span text:style-name="T79"><text:tab/><text:tab/></text:span><text:span text:style-name="T31">3.3.2</text:span><text:span text:style-name="T79"> </text:span>intégration</text:p>
      <text:p text:style-name="P50"><text:tab/><text:tab/><text:tab/>3.3.2.1 réalisations de maquettes</text:p>
      <text:p text:style-name="P50"><text:tab/><text:tab/><text:tab/>3.3.2.2 <text:s/>réalisation de wireframes</text:p>
      <text:p text:style-name="P4"/>
      <text:p text:style-name="P4"/>
      <text:p text:style-name="P8"><text:span text:style-name="T1"><text:tab/>3.4</text:span> <text:span text:style-name="T5">hébergement</text:span><text:span text:style-name="T1"> , nom de domaine :</text:span></text:p>
      <text:p text:style-name="P58"><text:tab/><text:tab/></text:p>
      <text:p text:style-name="P8"><text:span text:style-name="T6"><text:tab/></text:span><text:span text:style-name="T53"><text:tab/></text:span><text:span text:style-name="T28">3.4.1</text:span><text:span text:style-name="T54"> Cette application sera déployée sur un serveur local. </text:span></text:p>
      <text:p text:style-name="P60"><text:tab/><text:tab/></text:p>
      <text:p text:style-name="P8"><text:span text:style-name="T54"><text:tab/><text:tab/></text:span><text:span text:style-name="T28">3.4.2</text:span><text:span text:style-name="T54"> Cette application devra : </text:span></text:p>
      <text:p text:style-name="P8"><text:span text:style-name="T54"><text:tab/><text:tab/><text:tab/></text:span><text:span text:style-name="T55">3.4.2.1 être installée </text:span><text:span text:style-name="T54">sur un nginx </text:span></text:p>
      <text:p text:style-name="P8"><text:span text:style-name="T54"><text:tab/><text:tab/><text:tab/></text:span><text:span text:style-name="T55">3.4.2.2</text:span><text:span text:style-name="T54"> </text:span><text:span text:style-name="T55">elle </text:span><text:span text:style-name="T54">devra respecter les normes de PHP 7. <text:s/></text:span></text:p>
      <text:p text:style-name="P4"><text:tab/></text:p>
      <text:p text:style-name="P4"/>
      <text:p text:style-name="P4"/>
      <text:p text:style-name="P4"><text:span text:style-name="T1"><text:tab/>3.5</text:span> <text:span text:style-name="T1">autres prestations</text:span> :</text:p>
      <text:p text:style-name="P32"><text:tab/><text:tab/></text:p>
      <text:p text:style-name="P9"><text:span text:style-name="T23"><text:tab/><text:tab/>3.5.1</text:span> maintenance serveur : <text:span text:style-name="T76">à la charge de la Fondation FACE</text:span></text:p>
      <text:p text:style-name="P32"><text:tab/><text:tab/></text:p>
      <text:p text:style-name="P9"><text:span text:style-name="T23"><text:tab/><text:tab/>3.5.2</text:span> maintenance site : <text:span text:style-name="T17">différentes promotions Code Academie</text:span></text:p>
      <text:p text:style-name="P32"><text:tab/><text:tab/></text:p>
      <text:p text:style-name="P9"><text:span text:style-name="T23"><text:tab/><text:tab/>3.5.3</text:span><text:span text:style-name="T17"> La stratégie d’acquisition de visiteur et l’optimisation pour les <text:tab/><text:tab/><text:tab/>moteur de recherche ne sont pas envisagées dans un premier temps </text:span></text:p>
      <text:p text:style-name="P32"><text:tab/><text:tab/></text:p>
      <text:p text:style-name="P9"><text:span text:style-name="T23"><text:tab/><text:tab/>3.5.4</text:span> <text:span text:style-name="T17">Il n’est pas prévu de formation pour les utilisateurs : les <text:tab/><text:tab/><text:tab/><text:tab/><text:tab/>fonctionnalités devront être aussi intuitives et ergonomiques que <text:tab/><text:tab/><text:tab/>possibles. Devront être fournis:<text:tab/><text:tab/></text:span></text:p>
      <text:p text:style-name="P32"><text:tab/><text:tab/><text:tab/>3.5.4.1 Un manuel d’utilisation</text:p>
      <text:p text:style-name="P30"><text:tab/><text:tab/><text:tab/>3.5.4.2 Une spécification fonctionnelle</text:p>
      <text:p text:style-name="P30"><text:tab/><text:tab/><text:tab/>3.5.4.3 Une spécification technique</text:p>
      <text:p text:style-name="P30"><text:tab/><text:tab/><text:tab/>3.5.4.4 Un guide d'administratio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3"><text:soft-page-break/>4. Fonctionnalités</text:p>
      <text:p text:style-name="P69"/>
      <text:p text:style-name="P2"><text:span text:style-name="T3"><text:tab/>4.1 </text:span><text:span text:style-name="T52">g</text:span><text:span text:style-name="T18">estion des </text:span>offre<text:span text:style-name="T18">s</text:span></text:p>
      <text:p text:style-name="P90"/>
      <text:p text:style-name="P37"><text:span text:style-name="T21"><text:tab/><text:tab/>4.1.1 </text:span><text:span text:style-name="T48">l’interface sera dotée</text:span></text:p>
      <text:p text:style-name="P37"><text:span text:style-name="T48"><text:s/><text:tab/><text:tab/><text:tab/>4.1.1.1 d’un module </text:span><text:span text:style-name="T42">réception, </text:span></text:p>
      <text:p text:style-name="P37"><text:span text:style-name="T48"><text:tab/><text:tab/><text:tab/>4.1.1.2 d’un module d’</text:span><text:span text:style-name="T43">affichage</text:span></text:p>
      <text:p text:style-name="P90"><text:tab/></text:p>
      <text:p text:style-name="P37"><text:span text:style-name="T21"><text:tab/><text:tab/>4.1.2 </text:span><text:span text:style-name="T42">mise en relation automatisée avec </text:span><text:span text:style-name="T48">Flux</text:span></text:p>
      <text:p text:style-name="P95"><text:tab/><text:tab/><text:tab/><text:span text:style-name="T69">- envoi mail automatisé</text:span></text:p>
      <text:p text:style-name="P11"><text:span text:style-name="T3"><text:tab/>4.</text:span><text:span text:style-name="T10">2</text:span><text:span text:style-name="T3"> gestion Dossiers </text:span><text:span text:style-name="T11">Flux</text:span></text:p>
      <text:p text:style-name="P39"><text:tab/></text:p>
      <text:p text:style-name="P11"><text:span text:style-name="T18"><text:tab/><text:tab/></text:span><text:span text:style-name="T22">4.</text:span><text:span text:style-name="T30">2</text:span><text:span text:style-name="T22">.1</text:span><text:span text:style-name="T18"> c</text:span>r<text:span text:style-name="T18">é</text:span>ation compte <text:span text:style-name="T83">Flux</text:span></text:p>
      <text:p text:style-name="P11"><text:span text:style-name="T18"><text:tab/><text:tab/></text:span><text:span text:style-name="T22">4.</text:span><text:span text:style-name="T30">2</text:span><text:span text:style-name="T22">.2</text:span> <text:span text:style-name="T18">intégration compte Flux: mise à jour</text:span></text:p>
      <text:p text:style-name="P39"><text:tab/><text:tab/><text:span text:style-name="T21">4.</text:span><text:span text:style-name="T30">2</text:span><text:span text:style-name="T21">.3</text:span> suppression<text:span text:style-name="T17"> compte Flux</text:span></text:p>
      <text:p text:style-name="P59"><text:tab/></text:p>
      <text:p text:style-name="P43"><text:span text:style-name="T1"><text:tab/>4.</text:span><text:span text:style-name="T10">3</text:span> <text:span text:style-name="T1">Contenu dossier </text:span><text:span text:style-name="T12">Flux</text:span><text:span text:style-name="T1">:</text:span></text:p>
      <text:p text:style-name="P43"><text:tab/>En plus des informations classiques <text:span text:style-name="T76">(nom, prénom, adresse, photo...)</text:span> les <text:tab/>dossiers devront contenir comme informations <text:span text:style-name="T76">et fichiers</text:span> :</text:p>
      <text:p text:style-name="P43"><text:tab/><text:tab/></text:p>
      <text:p text:style-name="P43"><text:tab/><text:tab/><text:span text:style-name="T21">4.</text:span><text:span text:style-name="T30">3</text:span><text:span text:style-name="T21">.</text:span><text:span text:style-name="T29">1</text:span> <text:span text:style-name="T76">CV (c</text:span>réation/amélioration d'un CV<text:span text:style-name="T76">)</text:span></text:p>
      <text:p text:style-name="P43"><text:tab/><text:tab/><text:span text:style-name="T21">4.</text:span><text:span text:style-name="T30">3</text:span><text:span text:style-name="T21">.</text:span><text:span text:style-name="T29">2</text:span> <text:span text:style-name="T76">liste d’offres (</text:span>Proposition d'offres<text:span text:style-name="T76">)</text:span>.</text:p>
      <text:p text:style-name="P43"><text:span text:style-name="T21"><text:tab/><text:tab/>4.</text:span><text:span text:style-name="T30">3</text:span><text:span text:style-name="T21">.</text:span><text:span text:style-name="T29">3</text:span> <text:span text:style-name="T76">des documents de p</text:span>réparation aux entretiens.</text:p>
      <text:p text:style-name="P43"><text:span text:style-name="T21"><text:tab/><text:tab/>4.</text:span><text:span text:style-name="T30">3</text:span><text:span text:style-name="T21">.</text:span><text:span text:style-name="T29">4</text:span> <text:span text:style-name="T76">la lettre de motivation (</text:span>Création d'une lettre de motivation</text:p>
      <text:p text:style-name="P43"><text:tab/><text:tab/><text:span text:style-name="T21">4.</text:span><text:span text:style-name="T30">3</text:span><text:span text:style-name="T21">.5</text:span> autres <text:span text:style-name="T76">documents liés à d’autres </text:span>ateliers.</text:p>
      <text:p text:style-name="P59"/>
      <text:p text:style-name="P59"/>
      <text:p text:style-name="P11"><text:span text:style-name="T3"><text:tab/>4.</text:span><text:span text:style-name="T10">4</text:span> <text:s/><text:span text:style-name="T1">moteur de recherche:</text:span></text:p>
      <text:p text:style-name="P37"/>
      <text:p text:style-name="P37"><text:tab/><text:tab/><text:span text:style-name="T21">4.</text:span><text:span text:style-name="T30">4</text:span><text:span text:style-name="T21">.1</text:span> <text:span text:style-name="T17">recherche par Flux </text:span></text:p>
      <text:p text:style-name="P37"><text:span text:style-name="T21"><text:tab/><text:tab/>4.</text:span><text:span text:style-name="T30">4</text:span><text:span text:style-name="T21">.2</text:span> <text:span text:style-name="T17">par Compétence en fonction Offre</text:span></text:p>
      <text:p text:style-name="P9"/>
      <text:p text:style-name="P39"/>
      <text:p text:style-name="P11"><text:span text:style-name="T3"><text:tab/>4.</text:span><text:span text:style-name="T10">5</text:span><text:span text:style-name="T1"> <text:s/>plan d’accès simple et interactif :</text:span></text:p>
      <text:p text:style-name="P62"><text:tab/>l’employé devant pouvoir utiliser son application de la manière la plus simple <text:tab/>et accessible possible : le projet n’est pas une application demandant une <text:tab/><text:tab/>formation pour son utilisation. Chaque élément, module ou interaction devra <text:tab/>être pris en compte dans ce critère : peu de documentation ne devrait être <text:tab/>nécessaire. Et donc un temps d’adaptation limité. <text:s/></text:p>
      <text:p text:style-name="P11"/>
      <text:p text:style-name="P39"/>
      <text:p text:style-name="P39"><text:tab/></text:p>
      <text:p text:style-name="P11"><text:soft-page-break/><text:span text:style-name="T18"><text:tab/></text:span><text:span text:style-name="T3">4.</text:span><text:span text:style-name="T10">6</text:span><text:span text:style-name="T1"> <text:s/></text:span><text:span text:style-name="T3">particularité fonctionnelle</text:span><text:span text:style-name="T18">: compte Administration</text:span></text:p>
      <text:p text:style-name="P11"><text:span text:style-name="T3"><text:tab/></text:span><text:span text:style-name="T51">toutes les fonctio</text:span><text:span text:style-name="T57">n</text:span><text:span text:style-name="T51">nalités « EMPLOYE</text:span><text:span text:style-name="T57">E</text:span><text:span text:style-name="T51"> » plus une vision globale et une <text:tab/><text:tab/></text:span><text:span text:style-name="T57">administration</text:span><text:span text:style-name="T51"> </text:span><text:span text:style-name="T57">complète</text:span><text:span text:style-name="T51"> des employ</text:span><text:span text:style-name="T57">é(</text:span><text:span text:style-name="T51">e</text:span><text:span text:style-name="T57">)</text:span><text:span text:style-name="T51">s, des agendas et des dossiers <text:tab/><text:tab/>flux. </text:span><text:span text:style-name="T57">Lui seul pourra créer et supprimer un compte « EMPLOYEE »</text:span></text:p>
      <text:p text:style-name="P61"/>
      <text:p text:style-name="P61"><text:tab/></text:p>
      <text:p text:style-name="P9"><text:span text:style-name="T3"><text:tab/>4.</text:span><text:span text:style-name="T10">7</text:span><text:span text:style-name="T1"> agenda</text:span></text:p>
      <text:p text:style-name="P38"><text:tab/></text:p>
      <text:p text:style-name="P38"><text:tab/><text:tab/><text:span text:style-name="T21">4.</text:span><text:span text:style-name="T30">7</text:span><text:span text:style-name="T21">.1 </text:span>agenda personne<text:span text:style-name="T50">l</text:span></text:p>
      <text:p text:style-name="P35"><text:tab/><text:tab/><text:span text:style-name="T21">4.</text:span><text:span text:style-name="T30">7</text:span><text:span text:style-name="T21">.2</text:span> agenda autre « employ<text:span text:style-name="T76">é</text:span> »</text:p>
      <text:p text:style-name="P36"><text:tab/></text:p>
      <text:p text:style-name="P4"><text:span text:style-name="T3"><text:tab/>4.</text:span><text:span text:style-name="T10">8</text:span><text:span text:style-name="T1"> r</text:span><text:span text:style-name="T3">é</text:span><text:span text:style-name="T1">ception et envoi </text:span><text:span text:style-name="T11">de </text:span><text:span text:style-name="T1">notification</text:span><text:span text:style-name="T11">s</text:span> </text:p>
      <text:p text:style-name="P38"><text:tab/></text:p>
      <text:p text:style-name="P10"><text:span text:style-name="T18"><text:tab/><text:tab/></text:span><text:span text:style-name="T22">4.</text:span><text:span text:style-name="T30">8</text:span><text:span text:style-name="T22">.1</text:span> me<text:span text:style-name="T18">s</text:span>sage privé</text:p>
      <text:p text:style-name="P35"><text:span text:style-name="T21"><text:tab/><text:tab/>4.</text:span><text:span text:style-name="T30">8</text:span><text:span text:style-name="T21">.2</text:span> notification demande de modification agenda</text:p>
      <text:p text:style-name="P40"><text:span text:style-name="T21"><text:tab/><text:tab/>4.</text:span><text:span text:style-name="T30">8</text:span><text:span text:style-name="T21">.3</text:span> notification rendez-vous</text:p>
      <text:p text:style-name="P35"><text:tab/></text:p>
      <text:p text:style-name="P2"/>
      <text:p text:style-name="P2"><text:span text:style-name="T64">5. Contenu / Structure</text:span><text:span text:style-name="T63"> </text:span></text:p>
      <text:p text:style-name="P69"/>
      <text:p text:style-name="P17"><text:tab/><text:span text:style-name="T6">5.1 </text:span><text:span text:style-name="T1">arborescence</text:span> <text:span text:style-name="T79">de l’application </text:span>: </text:p>
      <text:p text:style-name="P18"><text:tab/><text:tab/>Plan de contenu<text:span text:style-name="T76">s : cf schéma joints.</text:span></text:p>
      <text:p text:style-name="P53"><text:tab/></text:p>
      <text:p text:style-name="P20"><text:span text:style-name="T76"><text:tab/><text:tab/></text:span><text:span text:style-name="T29">5.1.1</text:span><text:span text:style-name="T76"> flux de graphe authentification, accueil et utilisation</text:span></text:p>
      <text:p text:style-name="P18"><text:span text:style-name="T76"><text:tab/><text:tab/></text:span><text:span text:style-name="T29">5.1.2</text:span><text:span text:style-name="T76"> BPML</text:span></text:p>
      <text:p text:style-name="P18"><text:span text:style-name="T76"><text:tab/><text:tab/></text:span><text:span text:style-name="T29">5.1.3</text:span><text:span text:style-name="T76"> Spécificités fonctionnelles</text:span> <text:span text:style-name="T79">et techniques</text:span></text:p>
      <text:p text:style-name="P16"><text:tab/></text:p>
      <text:p text:style-name="P16"><text:tab/><text:span text:style-name="T6">5.2 </text:span>flux de <text:span text:style-name="T1">navigation</text:span> <text:span text:style-name="T20">et </text:span><text:span text:style-name="T6">p</text:span><text:span text:style-name="T1">arcours</text:span> utilisateurs : </text:p>
      <text:p text:style-name="P91"><text:tab/><text:tab/><text:tab/></text:p>
      <text:p text:style-name="P18"><text:span text:style-name="T23"><text:tab/><text:tab/>5.2.1</text:span><text:span text:style-name="T17"> navigation page d’accueil</text:span></text:p>
      <text:p text:style-name="P44"><text:tab/><text:tab/><text:tab/>5.2.1.1 barre de navigation : <text:span text:style-name="T84">onglets:</text:span></text:p>
      <text:p text:style-name="P96"><text:tab/><text:tab/><text:tab/><text:tab/>Flux, recherche, offres, agenda, mail</text:p>
      <text:p text:style-name="P41"><text:tab/><text:tab/><text:tab/>5.2.1.2 accès rapide <text:span text:style-name="T79">via page d’accueil</text:span>:</text:p>
      <text:p text:style-name="P42"><text:tab/><text:tab/><text:tab/><text:tab/>- <text:span text:style-name="T79">section </text:span>recherche</text:p>
      <text:p text:style-name="P42"><text:tab/><text:tab/><text:tab/><text:tab/>- <text:span text:style-name="T79">section offres</text:span></text:p>
      <text:p text:style-name="P42"><text:tab/><text:tab/><text:tab/><text:tab/>- <text:span text:style-name="T79">section </text:span>agenda</text:p>
      <text:p text:style-name="P41"><text:tab/><text:tab/><text:tab/><text:tab/>- <text:span text:style-name="T79">section </text:span>notifications</text:p>
      <text:p text:style-name="P41"><text:tab/><text:tab/><text:tab/><text:tab/>- <text:span text:style-name="T79">section </text:span>messagerie interne</text:p>
      <text:p text:style-name="P31"/>
      <text:p text:style-name="P31"/>
      <text:p text:style-name="P31"/>
      <text:p text:style-name="P31"/>
      <text:p text:style-name="P31"><text:s/></text:p>
      <text:p text:style-name="P19"><text:soft-page-break/><text:span text:style-name="T23"><text:tab/><text:tab/>5.2.2 </text:span><text:span text:style-name="T49">parcours</text:span><text:span text:style-name="T31"> </text:span><text:span text:style-name="T17">zones de travail</text:span></text:p>
      <text:p text:style-name="P54"><text:tab/><text:tab/><text:tab/>- <text:span text:style-name="T83">page d’</text:span>enregistrement de flux, création de dossier</text:p>
      <text:p text:style-name="P21"><text:tab/><text:tab/><text:tab/><text:span text:style-name="T17">- page messagerie e-mail</text:span></text:p>
      <text:p text:style-name="P21"><text:tab/><text:tab/><text:tab/>- <text:span text:style-name="T83">page des offres d’emplois, mise à jour et stockage (type post it)</text:span></text:p>
      <text:p text:style-name="P34"><text:tab/><text:tab/><text:tab/>- <text:span text:style-name="T83">page google </text:span>agenda </text:p>
      <text:p text:style-name="P34"><text:tab/><text:tab/><text:tab/>- <text:span text:style-name="T83">page </text:span>zone de recherche </text:p>
      <text:p text:style-name="P34"><text:tab/><text:tab/><text:tab/></text:p>
      <text:p text:style-name="P2"/>
      <text:p text:style-name="P73">6. Attentes techniques</text:p>
      <text:p text:style-name="P73"/>
      <text:p text:style-name="P14"><text:span text:style-name="T15"><text:tab/></text:span><text:span text:style-name="T4">6.1 </text:span><text:span text:style-name="T1">CMS:</text:span></text:p>
      <text:p text:style-name="P14"><text:span text:style-name="T15"><text:tab/><text:tab/>un système de gestion de contenu (CMS, type Wordpress)) pourra être <text:tab/><text:tab/>utilisé</text:span> </text:p>
      <text:p text:style-name="P23"><text:tab/></text:p>
      <text:p text:style-name="P16"><text:span text:style-name="T15"><text:tab/></text:span><text:span text:style-name="T4">6.2 Optimisation écran</text:span></text:p>
      <text:p text:style-name="P22"><text:tab/><text:tab/>Le site <text:span text:style-name="T78">bien que du domaine de l’intranet </text:span>devra être optimisé aussi bien <text:tab/><text:tab/>pour une utilisation PC <text:span text:style-name="T84">bureau, portable</text:span> que tablette ou smartphone</text:p>
      <text:p text:style-name="P23"><text:tab/></text:p>
      <text:p text:style-name="P16"><text:span text:style-name="T15"><text:tab/></text:span><text:span text:style-name="T4">6.3 </text:span><text:span text:style-name="T13">G</text:span><text:span text:style-name="T1">estion h</text:span><text:span text:style-name="T2">é</text:span><text:span text:style-name="T1">bergement </text:span><text:span text:style-name="T2">et </text:span><text:span text:style-name="T1">nom de domaine</text:span></text:p>
      <text:p text:style-name="P22"><text:tab/><text:tab/>Le site devra être hébergé localement, bien qu’un déploiement national <text:tab/><text:tab/>et donc un hébergement avec nom de domaine puis<text:span text:style-name="T77">s</text:span>e être envisagé</text:p>
      <text:p text:style-name="P23"><text:tab/></text:p>
      <text:p text:style-name="P16"><text:span text:style-name="T15"><text:tab/></text:span><text:span text:style-name="T4">6.4</text:span><text:span text:style-name="T15"> </text:span><text:span text:style-name="T4">I</text:span><text:span text:style-name="T1">nteraction site avec appli</text:span><text:span text:style-name="T2">cation</text:span><text:span text:style-name="T1"> externe ou flux d’informations</text:span></text:p>
      <text:p text:style-name="P22"><text:tab/><text:tab/>une notion fondamentale de ce site est l’interactivité (gestion agenda, <text:tab/><text:tab/>flux, <text:tab/>recherche) </text:p>
      <text:p text:style-name="P15"/>
      <text:p text:style-name="P15"><text:span text:style-name="T15"><text:tab/></text:span><text:span text:style-name="T4">6.5 C</text:span><text:span text:style-name="T1">ontrainte de s</text:span><text:span text:style-name="T2">é</text:span><text:span text:style-name="T1">curité</text:span></text:p>
      <text:p text:style-name="P22"><text:tab/><text:tab/><text:span text:style-name="T32">6.5.1 </text:span>chaque utilisateur/<text:span text:style-name="T84">employé</text:span> devra être enregistré pour pouvoir gérer <text:tab/><text:tab/>son <text:span text:style-name="T84">I</text:span>nter<text:span text:style-name="T84">F</text:span>ace </text:p>
      <text:p text:style-name="P25"><text:tab/><text:tab/><text:span text:style-name="T32">6.5.2</text:span><text:span text:style-name="T84"> Pour éviter tout risque : un dossier ne pourra être supprimé par un <text:tab/><text:tab/>utilisateur seul. (éviter la fausse manip’): protection des documents.</text:span></text:p>
      <text:p text:style-name="P55"><text:s/></text:p>
      <text:p text:style-name="P16"><text:span text:style-name="T15"><text:tab/></text:span><text:span text:style-name="T4">6.6 </text:span><text:span text:style-name="T1">SEO</text:span></text:p>
      <text:p text:style-name="P22"><text:tab/><text:tab/>Aucune optimisation pour le r<text:span text:style-name="T19">é</text:span>f<text:span text:style-name="T19">é</text:span>re<text:span text:style-name="T19">n</text:span>cement n’est envisagée</text:p>
      <text:p text:style-name="P23"><text:tab/></text:p>
      <text:p text:style-name="P16"><text:span text:style-name="T4"><text:tab/>6.7 C</text:span><text:span text:style-name="T1">ompatibilité avec navigateur</text:span><text:span text:style-name="T13">s</text:span></text:p>
      <text:p text:style-name="P55"><text:tab/>compatibilité recommandée : de l’ordre de l’intranet et d’une diffusion <text:tab/>potentiellement nationale, il est souhaitable que tous les navigateurs récents ou <text:tab/>non doivent être pris en compte.</text:p>
      <text:p text:style-name="P55"><text:span text:style-name="T1"><text:tab/><text:tab/></text:span><text:span text:style-name="T24">6.7.1</text:span><text:span text:style-name="T51"> tout type</text:span></text:p>
      <text:p text:style-name="P63"><text:tab/><text:tab/><text:span text:style-name="T21">6.7.2</text:span> toutes version</text:p>
      <text:p text:style-name="P22"><text:tab/><text:tab/></text:p>
      <text:p text:style-name="P89"><text:soft-page-break/></text:p>
      <text:p text:style-name="P73">7. Brief créatif</text:p>
      <text:p text:style-name="P73"/>
      <text:p text:style-name="P15"><text:tab/><text:span text:style-name="T7">7.1</text:span><text:span text:style-name="T67"> </text:span><text:span text:style-name="T1">Identit</text:span><text:span text:style-name="T2">é</text:span><text:span text:style-name="T1"> graphique</text:span>:</text:p>
      <text:p text:style-name="P22"><text:tab/><text:tab/><text:span text:style-name="T79">F</text:span>ournie par <text:s/>la Fondation FACE, <text:span text:style-name="T79">elle contiendra l’essentiel des éléments <text:tab/><text:tab/>nécessaires à la réalisation de la structure «front-end». Type de police <text:s/>de <text:tab/><text:tab/>caractères, couleurs dominantes, fonds et police, logo ...</text:span></text:p>
      <text:p text:style-name="P16"><text:tab/></text:p>
      <text:p text:style-name="P16"><text:tab/><text:span text:style-name="T7">7.2</text:span><text:span text:style-name="T67"> </text:span><text:span text:style-name="T1">profil utilisateurs</text:span>: </text:p>
      <text:p text:style-name="P22"><text:tab/><text:tab/>employé<text:span text:style-name="T78">(e)s</text:span> de FACE obligatoirement: <text:span text:style-name="T78">non-</text:span>personnalisable <text:span text:style-name="T78">dans la <text:tab/><text:tab/><text:tab/>première version, mais recommandé pour une utilisation personnelle et <text:tab/><text:tab/>quotidienne agréable (fond d’écran, couleur des éléments) <text:s/></text:span></text:p>
      <text:p text:style-name="P16"/>
      <text:p text:style-name="P16"><text:tab/><text:span text:style-name="T7">7.3</text:span><text:span text:style-name="T67"> </text:span><text:span text:style-name="T1">objectifs</text:span>: </text:p>
      <text:p text:style-name="P24"><text:tab/><text:tab/>collaboration <text:span text:style-name="T80">interne </text:span>et gestion efficace de<text:span text:style-name="T80">s</text:span> données: </text:p>
      <text:p text:style-name="P24"><text:tab/><text:tab/>le graphisme devra être soigné afin de faciliter l’utilisation du produit.</text:p>
      <text:p text:style-name="P89"><text:tab/><text:tab/><text:span text:style-name="T62">Facilité d’emploi face à une utilisation classique de divers logiciels.</text:span></text:p>
      <text:p text:style-name="P66"/>
      <text:p text:style-name="P66"/>
      <text:p text:style-name="P66"/>
      <text:p text:style-name="P73">8. Contraintes <text:span text:style-name="T20">particulières</text:span></text:p>
      <text:p text:style-name="P73"/>
      <text:p text:style-name="P67"><text:span text:style-name="T34"><text:s/><text:tab/></text:span><text:span text:style-name="T45">8.1</text:span><text:span text:style-name="T37"> </text:span><text:span text:style-name="T44">Aucune maintenance n’</text:span><text:span text:style-name="T45">étant prévue</text:span><text:span text:style-name="T35">: </text:span><text:span text:style-name="T36">il sera donc nécessaire de mettre en <text:tab/>avant :</text:span></text:p>
      <text:p text:style-name="P81"><text:tab/><text:tab/><text:tab/></text:p>
      <text:p text:style-name="P70"><text:span text:style-name="T36"><text:tab/><text:tab/></text:span><text:span text:style-name="T26">8.</text:span><text:span text:style-name="T25">1.1</text:span><text:span text:style-name="T36"> </text:span><text:span text:style-name="T35">la facilité d’utilisation de l’application web </text:span><text:span text:style-name="T38">par une</text:span><text:span text:style-name="T35"> facilité de prise <text:tab/><text:tab/>en main : </text:span><text:span text:style-name="T46">ergonomie digitale</text:span></text:p>
      <text:p text:style-name="P67"><text:span text:style-name="T37"><text:tab/><text:tab/></text:span><text:span text:style-name="T25">8.1.</text:span><text:span text:style-name="T27">2</text:span><text:span text:style-name="T37"> la</text:span><text:span text:style-name="T35"> </text:span><text:span text:style-name="T37">facilité de </text:span><text:span text:style-name="T44">maintenance </text:span><text:span text:style-name="T46">interne</text:span><text:span text:style-name="T38">.</text:span></text:p>
      <text:p text:style-name="P82"/>
      <text:p text:style-name="P67"><text:span text:style-name="T37"><text:tab/></text:span><text:span text:style-name="T45">8.2</text:span><text:span text:style-name="T37"> </text:span><text:span text:style-name="T44">optimisation didactique</text:span><text:span text:style-name="T35">: </text:span></text:p>
      <text:p text:style-name="P83"><text:tab/><text:tab/><text:tab/></text:p>
      <text:p text:style-name="P70"><text:span text:style-name="T35"><text:tab/><text:tab/></text:span><text:span text:style-name="T25">8.2.1</text:span><text:span text:style-name="T37"> </text:span><text:span text:style-name="T35">les codes seront </text:span><text:span text:style-name="T44">commentés </text:span><text:span text:style-name="T37">régulièrement et précisément</text:span><text:span text:style-name="T35"> </text:span></text:p>
      <text:p text:style-name="P67"><text:span text:style-name="T37"><text:tab/><text:tab/></text:span><text:span text:style-name="T25">8.2.2</text:span><text:span text:style-name="T37"> une </text:span><text:span text:style-name="T44">documentation</text:span><text:span text:style-name="T35"> très détaillée sera fournie.</text:span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100"><text:tab/></text:p>
      <text:p text:style-name="P100"><text:soft-page-break/></text:p>
      <text:p text:style-name="P99">9. Postambule</text:p>
      <text:p text:style-name="P100"/>
      <text:p text:style-name="P71"><text:span text:style-name="T37"><text:tab/>Tous ces détails techniques (codes sources commentés, </text:span><text:span text:style-name="T38">documentation</text:span><text:span text:style-name="T37">) devront <text:tab/>être accessibles aux administrateurs : les utilisateurs ne devront pas être <text:tab/>amenés à modifier le contenu de l’application mais pourront être force de <text:tab/>proposition pour que les nouvelles promotions de la Code Académie </text:span><text:span text:style-name="T38">et les <text:tab/>administrateurs</text:span><text:span text:style-name="T37"> puisse faire </text:span><text:span text:style-name="T38">é</text:span><text:span text:style-name="T37">voluer le projet. </text:span></text:p>
      <text:p text:style-name="P84"/>
      <text:p text:style-name="P68"><text:span text:style-name="T37"><text:tab/></text:span><text:span text:style-name="T38">Nous entendons par « </text:span><text:span text:style-name="T46">administrateur</text:span><text:span text:style-name="T38"> » <text:s/>toute personne ayant les compétences <text:tab/>reconnues pour effectuer <text:s/>des modifications, créations ou suppressions au sein <text:tab/>du dit code </text:span><text:span text:style-name="T40">ou valider des modifications issues d’une promotion de la Code <text:tab/>Académie</text:span><text:span text:style-name="T38">.</text:span></text:p>
      <text:p text:style-name="P85"/>
      <text:p text:style-name="P72"><text:span text:style-name="T34"><text:tab/>Les utilisateurs seront </text:span><text:span text:style-name="T40">distingués</text:span><text:span text:style-name="T34"> en fon</text:span><text:span text:style-name="T39">c</text:span><text:span text:style-name="T34">tion de leur rôle : </text:span><text:span text:style-name="T47">U</text:span><text:span text:style-name="T33">tilisateur Fx</text:span><text:span text:style-name="T34"> (en <text:tab/>charge des flux et offre</text:span><text:span text:style-name="T41">s</text:span><text:span text:style-name="T34"> d’emploi) et </text:span><text:span text:style-name="T33">Utilisateur CDir </text:span><text:span text:style-name="T34">(corps de direction de <text:tab/>FACE).</text:span></text:p>
      <text:p text:style-name="P85"/>
      <text:p text:style-name="P85"/>
      <text:p text:style-name="P8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ma" svg:font-family="Loma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prefix="Guernon Partrice 2016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1:40:17.429143156</meta:creation-date>
    <dc:date>2016-12-02T16:00:53.667950249</dc:date>
    <meta:editing-duration>PT5H51M34S</meta:editing-duration>
    <meta:editing-cycles>21</meta:editing-cycles>
    <meta:generator>LibreOffice/5.1.4.2$Linux_X86_64 LibreOffice_project/10m0$Build-2</meta:generator>
    <meta:document-statistic meta:table-count="0" meta:image-count="0" meta:object-count="0" meta:page-count="9" meta:paragraph-count="204" meta:word-count="1465" meta:character-count="10077" meta:non-whitespace-character-count="8288"/>
  </office:meta>
</office:document-meta>
</file>